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ype,variant,norm_TSNAK,norm_TFNAQ,OD,indole,plate,well</text:p>
          </table:table-cell>
        </table:table-row>
        <table:table-row table:style-name="ro1">
          <table:table-cell office:value-type="string" calcext:value-type="string">
            <text:p>control_TFNAQ,NA,8.493137688388591,0.9847116160450541,0.2159999878883362,0.12179999470710755,8173,A1</text:p>
          </table:table-cell>
        </table:table-row>
        <table:table-row table:style-name="ro1">
          <table:table-cell office:value-type="string" calcext:value-type="string">
            <text:p>control_TFNAQ,NA,8.443905204976225,0.979003502026229,0.2095999987602234,0.11219999611377716,8174,A1</text:p>
          </table:table-cell>
        </table:table-row>
        <table:table-row table:style-name="ro1">
          <table:table-cell office:value-type="string" calcext:value-type="string">
            <text:p>control_TFNAQ,NA,10.036557850590647,1.1636588812279012,0.21090000586509705,0.1222000014781952,8175,A1</text:p>
          </table:table-cell>
        </table:table-row>
        <table:table-row table:style-name="ro1">
          <table:table-cell office:value-type="string" calcext:value-type="string">
            <text:p>control_TFNAQ,NA,8.100623466433284,0.9392027207458881,0.1894000144481659,0.10990000188350678,8176,A1</text:p>
          </table:table-cell>
        </table:table-row>
        <table:table-row table:style-name="ro1">
          <table:table-cell office:value-type="string" calcext:value-type="string">
            <text:p>control_TFNAQ,NA,8.98684458739402,1.0419529956398863,0.23199999051094056,0.08939999759197235,8177,A1</text:p>
          </table:table-cell>
        </table:table-row>
        <table:table-row table:style-name="ro1">
          <table:table-cell office:value-type="string" calcext:value-type="string">
            <text:p>control_TFNAQ,NA,8.231772269195329,0.9544083790371396,0.292399999666214,0.08870000064373017,8178,A1</text:p>
          </table:table-cell>
        </table:table-row>
        <table:table-row table:style-name="ro1">
          <table:table-cell office:value-type="string" calcext:value-type="string">
            <text:p>control_TFNAQ,NA,8.617720161409244,0.9991559607431006,0.24200001077651978,0.10660000562667847,8179,A1</text:p>
          </table:table-cell>
        </table:table-row>
        <table:table-row table:style-name="ro1">
          <table:table-cell office:value-type="string" calcext:value-type="string">
            <text:p>control_TFNAQ,NA,8.167963835775295,0.9470102998000341,0.16449999527931214,0.09889999449253083,8180,A1</text:p>
          </table:table-cell>
        </table:table-row>
        <table:table-row table:style-name="ro1">
          <table:table-cell office:value-type="string" calcext:value-type="string">
            <text:p>control_TFNAQ,NA,9.597373897994936,1.1127390026660795,0.23699998574256897,0.11720000624656678,8215,A1</text:p>
          </table:table-cell>
        </table:table-row>
        <table:table-row table:style-name="ro1">
          <table:table-cell office:value-type="string" calcext:value-type="string">
            <text:p>control_TFNAQ,NA,8.05352978603994,0.9337425838886887,0.2380999894618988,0.11469999372959137,8216,A1</text:p>
          </table:table-cell>
        </table:table-row>
        <table:table-row table:style-name="ro1">
          <table:table-cell office:value-type="string" calcext:value-type="string">
            <text:p>control_TFNAQ,NA,10.278462600057168,1.1917058087022803,0.2030999930381775,0.1610999894142151,8217,A1</text:p>
          </table:table-cell>
        </table:table-row>
        <table:table-row table:style-name="ro1">
          <table:table-cell office:value-type="string" calcext:value-type="string">
            <text:p>control_TFNAQ,TFNAQ,7.65720101370783,0.8877914218791687,0.22150000648498536,0.13139999330043795,8218,A1</text:p>
          </table:table-cell>
        </table:table-row>
        <table:table-row table:style-name="ro1">
          <table:table-cell office:value-type="string" calcext:value-type="string">
            <text:p>control_TFNAQ,NA,9.29518533879409,1.0777026479761262,0.24979999380111695,0.09320000231266022,8219,A1</text:p>
          </table:table-cell>
        </table:table-row>
        <table:table-row table:style-name="ro1">
          <table:table-cell office:value-type="string" calcext:value-type="string">
            <text:p>control_TFNAQ,NA,8.863312428366417,1.0276304264772658,0.20219999270439148,0.10480000495910645,8220,A1</text:p>
          </table:table-cell>
        </table:table-row>
        <table:table-row table:style-name="ro1">
          <table:table-cell office:value-type="string" calcext:value-type="string">
            <text:p>control_TFNAQ,NA,9.555737342880205,1.1079115759861107,0.23739999251365662,0.09610000669956208,8221,A1</text:p>
          </table:table-cell>
        </table:table-row>
        <table:table-row table:style-name="ro1">
          <table:table-cell office:value-type="string" calcext:value-type="string">
            <text:p>control_TFNAQ,TFNAQ,5.762988987949552,0.668172636284006,0.2915999861240387,0.07439999699592591,8222,A1</text:p>
          </table:table-cell>
        </table:table-row>
        <table:table-row table:style-name="ro1">
          <table:table-cell office:value-type="string" calcext:value-type="string">
            <text:p>control_TFNAQ,NA,8.556643876101713,0.9920746523016479,0.13619999306201935,0.12760000348091127,8272,A1</text:p>
          </table:table-cell>
        </table:table-row>
        <table:table-row table:style-name="ro1">
          <table:table-cell office:value-type="string" calcext:value-type="string">
            <text:p>control_TFNAQ,NA,7.145777425773793,0.8284959334230485,0.20520001368522645,0.14940001487731935,8273,A1</text:p>
          </table:table-cell>
        </table:table-row>
        <table:table-row table:style-name="ro1">
          <table:table-cell office:value-type="string" calcext:value-type="string">
            <text:p>control_TFNAQ,NA,7.395577643157759,0.8574582774675663,0.15669999735355378,0.18119998693466188,8274,A1</text:p>
          </table:table-cell>
        </table:table-row>
        <table:table-row table:style-name="ro1">
          <table:table-cell office:value-type="string" calcext:value-type="string">
            <text:p>control_TFNAQ,NA,8.382648116567903,0.9719012309064237,0.1575999976873398,0.19010000348091127,8275,A1</text:p>
          </table:table-cell>
        </table:table-row>
        <table:table-row table:style-name="ro1">
          <table:table-cell office:value-type="string" calcext:value-type="string">
            <text:p>control_TFNAQ,NA,7.488432777033086,0.8682240900907926,0.15790000276565552,0.13220000684261324,8276,A1</text:p>
          </table:table-cell>
        </table:table-row>
        <table:table-row table:style-name="ro1">
          <table:table-cell office:value-type="string" calcext:value-type="string">
            <text:p>control_TFNAQ,NA,7.132687087276362,0.8269782130175493,0.20590001063346863,0.11870000183582306,8277,A1</text:p>
          </table:table-cell>
        </table:table-row>
        <table:table-row table:style-name="ro1">
          <table:table-cell office:value-type="string" calcext:value-type="string">
            <text:p>control_TFNAQ,NA,7.497088275283155,0.8692276261197861,0.10680000202655793,0.06359999299049378,8278,A1</text:p>
          </table:table-cell>
        </table:table-row>
        <table:table-row table:style-name="ro1">
          <table:table-cell office:value-type="string" calcext:value-type="string">
            <text:p>control_TFNAQ,NA,1223.6563727305413,141.8732026354251,0.0013999985337257437,0.14060000002384188,8279,A1</text:p>
          </table:table-cell>
        </table:table-row>
        <table:table-row table:style-name="ro1">
          <table:table-cell office:value-type="string" calcext:value-type="string">
            <text:p>control_TFNAQ,NA,8.925908253759703,1.0348879134793858,0.16709999458789826,0.15260000944137575,8304,A1</text:p>
          </table:table-cell>
        </table:table-row>
        <table:table-row table:style-name="ro1">
          <table:table-cell office:value-type="string" calcext:value-type="string">
            <text:p>control_TFNAQ,NA,7.731459350928516,0.896401084165625,0.1739999921798706,0.14520000338554384,8305,A1</text:p>
          </table:table-cell>
        </table:table-row>
        <table:table-row table:style-name="ro1">
          <table:table-cell office:value-type="string" calcext:value-type="string">
            <text:p>control_TFNAQ,NA,8.611211226811555,0.9984013016593107,0.17259999828338624,0.16370000362396242,8306,A1</text:p>
          </table:table-cell>
        </table:table-row>
        <table:table-row table:style-name="ro1">
          <table:table-cell office:value-type="string" calcext:value-type="string">
            <text:p>control_TFNAQ,NA,7.238260543105578,0.8392186136934003,0.14849999265670777,0.14839999794960024,8307,A1</text:p>
          </table:table-cell>
        </table:table-row>
        <table:table-row table:style-name="ro1">
          <table:table-cell office:value-type="string" calcext:value-type="string">
            <text:p>control_TFNAQ,NA,7.882979060778837,0.9139685867569666,0.14490000622272492,0.14340000271797182,8308,A1</text:p>
          </table:table-cell>
        </table:table-row>
        <table:table-row table:style-name="ro1">
          <table:table-cell office:value-type="string" calcext:value-type="string">
            <text:p>control_TFNAQ,NA,7.58948082676667,0.8799398060019328,0.15229999737739564,0.1408000034093857,8309,A1</text:p>
          </table:table-cell>
        </table:table-row>
        <table:table-row table:style-name="ro1">
          <table:table-cell office:value-type="string" calcext:value-type="string">
            <text:p>control_TFNAQ,NA,7.444601477383601,0.8631422002763595,0.1675000013589859,0.135899994969368,8310,A1</text:p>
          </table:table-cell>
        </table:table-row>
        <table:table-row table:style-name="ro1">
          <table:table-cell office:value-type="string" calcext:value-type="string">
            <text:p>control_TFNAQ,NA,6.9836655358925706,0.8097003519875444,0.18729999380111695,0.09680000364780426,8311,A1</text:p>
          </table:table-cell>
        </table:table-row>
        <table:table-row table:style-name="ro1">
          <table:table-cell office:value-type="string" calcext:value-type="string">
            <text:p>control_expression,NA,2.4492652998034203,0.28397278838300527,0.11930000500679017,0.01939999729394913,8173,H12</text:p>
          </table:table-cell>
        </table:table-row>
        <table:table-row table:style-name="ro1">
          <table:table-cell office:value-type="string" calcext:value-type="string">
            <text:p>control_expression,NA,2.34039572200341,0.2713502286380765,0.11660000400543213,0.01729999899864197,8174,H12</text:p>
          </table:table-cell>
        </table:table-row>
        <table:table-row table:style-name="ro1">
          <table:table-cell office:value-type="string" calcext:value-type="string">
            <text:p>control_expression,NA,4.450967481624127,0.5160542007680147,0.09339999871253968,0.0239999932050705,8175,H12</text:p>
          </table:table-cell>
        </table:table-row>
        <table:table-row table:style-name="ro1">
          <table:table-cell office:value-type="string" calcext:value-type="string">
            <text:p>control_expression,NA,2.524011244125164,0.29263898482610595,0.09790000038146973,0.01769999831914902,8176,H12</text:p>
          </table:table-cell>
        </table:table-row>
        <table:table-row table:style-name="ro1">
          <table:table-cell office:value-type="string" calcext:value-type="string">
            <text:p>control_expression,NA,2.918022979871125,0.33832150491259416,0.10309999899864197,0.01289999902248383,8177,H12</text:p>
          </table:table-cell>
        </table:table-row>
        <table:table-row table:style-name="ro1">
          <table:table-cell office:value-type="string" calcext:value-type="string">
            <text:p>control_expression,NA,2.894131780436319,0.3355515107752254,0.09470000581741334,0.010099996328353886,8178,H12</text:p>
          </table:table-cell>
        </table:table-row>
        <table:table-row table:style-name="ro1">
          <table:table-cell office:value-type="string" calcext:value-type="string">
            <text:p>control_expression,NA,2.9227256000641066,0.33886673623931673,0.11580000536441803,0.01729999899864197,8179,H12</text:p>
          </table:table-cell>
        </table:table-row>
        <table:table-row table:style-name="ro1">
          <table:table-cell office:value-type="string" calcext:value-type="string">
            <text:p>control_expression,NA,2.1795307329805955,0.2526992154180401,0.09350000040531159,0.014999997317790989,8180,H12</text:p>
          </table:table-cell>
        </table:table-row>
        <table:table-row table:style-name="ro1">
          <table:table-cell office:value-type="string" calcext:value-type="string">
            <text:p>control_expression,NA,0.6697669948700032,0.077654144332754,0.12460000531673432,0.004300002455711369,8215,H12</text:p>
          </table:table-cell>
        </table:table-row>
        <table:table-row table:style-name="ro1">
          <table:table-cell office:value-type="string" calcext:value-type="string">
            <text:p>control_expression,NA,3.6184466306934313,0.41953004413836886,0.09609999971389771,0.020799998641014103,8216,H12</text:p>
          </table:table-cell>
        </table:table-row>
        <table:table-row table:style-name="ro1">
          <table:table-cell office:value-type="string" calcext:value-type="string">
            <text:p>control_expression,NA,2.5456908867177765,0.2951525665759741,0.13539999442100525,0.026600007414817814,8217,H12</text:p>
          </table:table-cell>
        </table:table-row>
        <table:table-row table:style-name="ro1">
          <table:table-cell office:value-type="string" calcext:value-type="string">
            <text:p>control_expression,NA,2.5688837010351864,0.2978415885258187,0.10199999527931214,0.02030000507831574,8218,H12</text:p>
          </table:table-cell>
        </table:table-row>
        <table:table-row table:style-name="ro1">
          <table:table-cell office:value-type="string" calcext:value-type="string">
            <text:p>control_expression,NA,2.6183589662108555,0.3035778511548818,0.12749999480247498,0.01340000003576279,8219,H12</text:p>
          </table:table-cell>
        </table:table-row>
        <table:table-row table:style-name="ro1">
          <table:table-cell office:value-type="string" calcext:value-type="string">
            <text:p>control_expression,NA,1.8110480803276487,0.2099765890234955,0.10670000033378602,0.011300001740455631,8220,H12</text:p>
          </table:table-cell>
        </table:table-row>
        <table:table-row table:style-name="ro1">
          <table:table-cell office:value-type="string" calcext:value-type="string">
            <text:p>control_expression,NA,2.6991305780720394,0.3129426757184973,0.10320000069141388,0.011800002753734593,8221,H12</text:p>
          </table:table-cell>
        </table:table-row>
        <table:table-row table:style-name="ro1">
          <table:table-cell office:value-type="string" calcext:value-type="string">
            <text:p>control_expression,NA,2.204105110621202,0.2555484186227481,0.11580000536441803,0.011300001740455631,8222,H12</text:p>
          </table:table-cell>
        </table:table-row>
        <table:table-row table:style-name="ro1">
          <table:table-cell office:value-type="string" calcext:value-type="string">
            <text:p>control_expression,NA,1.027313633952521,0.11910882712492997,0.12180000262260438,0.013699997663497929,8272,H12</text:p>
          </table:table-cell>
        </table:table-row>
        <table:table-row table:style-name="ro1">
          <table:table-cell office:value-type="string" calcext:value-type="string">
            <text:p>control_expression,NA,1.578113130501099,0.18296963831896798,0.1162999989271164,0.018700000345706944,8273,H12</text:p>
          </table:table-cell>
        </table:table-row>
        <table:table-row table:style-name="ro1">
          <table:table-cell office:value-type="string" calcext:value-type="string">
            <text:p>control_expression,NA,1.4056931169808742,0.16297891211372453,0.11419999318122864,0.025099996924400333,8274,H12</text:p>
          </table:table-cell>
        </table:table-row>
        <table:table-row table:style-name="ro1">
          <table:table-cell office:value-type="string" calcext:value-type="string">
            <text:p>control_expression,NA,1.4710174800687508,0.17055275131231892,0.10109999494552613,0.02139999389648438,8275,H12</text:p>
          </table:table-cell>
        </table:table-row>
        <table:table-row table:style-name="ro1">
          <table:table-cell office:value-type="string" calcext:value-type="string">
            <text:p>control_expression,NA,0.7921063800494512,0.0918384208752987,0.13549999611377717,0.011999998688697819,8276,H12</text:p>
          </table:table-cell>
        </table:table-row>
        <table:table-row table:style-name="ro1">
          <table:table-cell office:value-type="string" calcext:value-type="string">
            <text:p>control_expression,NA,1.7598405980091283,0.20403948962424676,0.11529999690055848,0.01639999866485596,8277,H12</text:p>
          </table:table-cell>
        </table:table-row>
        <table:table-row table:style-name="ro1">
          <table:table-cell office:value-type="string" calcext:value-type="string">
            <text:p>control_expression,NA,1.745072691784853,0.20232726861273656,0.09090000109672547,0.012600001394748692,8278,H12</text:p>
          </table:table-cell>
        </table:table-row>
        <table:table-row table:style-name="ro1">
          <table:table-cell office:value-type="string" calcext:value-type="string">
            <text:p>control_expression,NA,1.4227789526624322,0.16495987856955735,0.1275999964952469,0.014900003075599674,8279,H12</text:p>
          </table:table-cell>
        </table:table-row>
        <table:table-row table:style-name="ro1">
          <table:table-cell office:value-type="string" calcext:value-type="string">
            <text:p>control_expression,NA,1.4548647896364382,0.16867997561002182,0.14779999570846558,0.02200000405311585,8304,H12</text:p>
          </table:table-cell>
        </table:table-row>
        <table:table-row table:style-name="ro1">
          <table:table-cell office:value-type="string" calcext:value-type="string">
            <text:p>control_expression,NA,2.6773302074990264,0.31041509652162624,0.07890000658035279,0.022800002694129948,8305,H12</text:p>
          </table:table-cell>
        </table:table-row>
        <table:table-row table:style-name="ro1">
          <table:table-cell office:value-type="string" calcext:value-type="string">
            <text:p>control_expression,NA,2.648153761960824,0.3070323202273419,0.0936000020980835,0.02730000436306,8306,H12</text:p>
          </table:table-cell>
        </table:table-row>
        <table:table-row table:style-name="ro1">
          <table:table-cell office:value-type="string" calcext:value-type="string">
            <text:p>control_expression,NA,1.9497129495843943,0.22605367531413267,0.07690000252723694,0.02069999694824219,8307,H12</text:p>
          </table:table-cell>
        </table:table-row>
        <table:table-row table:style-name="ro1">
          <table:table-cell office:value-type="string" calcext:value-type="string">
            <text:p>control_expression,NA,1.7356956086333875,0.20124007056618984,0.08490000383853913,0.01849999696016312,8308,H12</text:p>
          </table:table-cell>
        </table:table-row>
        <table:table-row table:style-name="ro1">
          <table:table-cell office:value-type="string" calcext:value-type="string">
            <text:p>control_expression,NA,1.82824626097384,0.2119705809824742,0.09249999837875367,0.02059999525547028,8309,H12</text:p>
          </table:table-cell>
        </table:table-row>
        <table:table-row table:style-name="ro1">
          <table:table-cell office:value-type="string" calcext:value-type="string">
            <text:p>control_expression,NA,2.2237190562164666,0.2578224992714744,0.08169999437332154,0.01979999661445618,8310,H12</text:p>
          </table:table-cell>
        </table:table-row>
        <table:table-row table:style-name="ro1">
          <table:table-cell office:value-type="string" calcext:value-type="string">
            <text:p>control_expression,NA,2.4847632109593616,0.28808848822717237,0.08809999840259553,0.016200002729892735,8311,H12</text:p>
          </table:table-cell>
        </table:table-row>
        <table:table-row table:style-name="ro1">
          <table:table-cell office:value-type="string" calcext:value-type="string">
            <text:p>control_empty,NA,0.39195701082602863,0.04544429111026419,0.3420000048160553,0.008899998366832737,8173,G12</text:p>
          </table:table-cell>
        </table:table-row>
        <table:table-row table:style-name="ro1">
          <table:table-cell office:value-type="string" calcext:value-type="string">
            <text:p>control_empty,NA,0.34979811199444383,0.04055630283993552,0.3336999984264374,0.00740000277757645,8174,G12</text:p>
          </table:table-cell>
        </table:table-row>
        <table:table-row table:style-name="ro1">
          <table:table-cell office:value-type="string" calcext:value-type="string">
            <text:p>control_empty,NA,0.3357584143788316,0.03892851181203844,0.40240001397132874,0.0078000020980835,8175,G12</text:p>
          </table:table-cell>
        </table:table-row>
        <table:table-row table:style-name="ro1">
          <table:table-cell office:value-type="string" calcext:value-type="string">
            <text:p>control_empty,NA,0.46678794701049003,0.05412034168237566,0.3558999867916107,0.011899996995925907,8176,G12</text:p>
          </table:table-cell>
        </table:table-row>
        <table:table-row table:style-name="ro1">
          <table:table-cell office:value-type="string" calcext:value-type="string">
            <text:p>control_empty,NA,0.3160276896468222,0.03664089155325475,0.3616000087738037,0.0048999977111816445,8177,G12</text:p>
          </table:table-cell>
        </table:table-row>
        <table:table-row table:style-name="ro1">
          <table:table-cell office:value-type="string" calcext:value-type="string">
            <text:p>control_empty,NA,0.09057956484893043,0.010501978533209324,0.35949998812675477,0.0012000021338462868,8178,G12</text:p>
          </table:table-cell>
        </table:table-row>
        <table:table-row table:style-name="ro1">
          <table:table-cell office:value-type="string" calcext:value-type="string">
            <text:p>control_empty,NA,0.3734251236068587,0.043295666505143035,0.30909999923706055,0.005899999737739567,8179,G12</text:p>
          </table:table-cell>
        </table:table-row>
        <table:table-row table:style-name="ro1">
          <table:table-cell office:value-type="string" calcext:value-type="string">
            <text:p>control_empty,NA,0.23997599830611582,0.02782330415143372,0.3510000081539154,0.006199997365474705,8180,G12</text:p>
          </table:table-cell>
        </table:table-row>
        <table:table-row table:style-name="ro1">
          <table:table-cell office:value-type="string" calcext:value-type="string">
            <text:p>control_empty,NA,0.5703248196933629,0.066124616776042075,0.35050001459121705,0.010299999713897709,8215,G12</text:p>
          </table:table-cell>
        </table:table-row>
        <table:table-row table:style-name="ro1">
          <table:table-cell office:value-type="string" calcext:value-type="string">
            <text:p>control_empty,NA,0.7582302141701854,0.08791074946900701,0.3174999924182892,0.014400002062320713,8216,G12</text:p>
          </table:table-cell>
        </table:table-row>
        <table:table-row table:style-name="ro1">
          <table:table-cell office:value-type="string" calcext:value-type="string">
            <text:p>control_empty,NA,0.7344286118428562,0.08515114340207029,0.38640001134872437,0.021900002360343937,8217,G12</text:p>
          </table:table-cell>
        </table:table-row>
        <table:table-row table:style-name="ro1">
          <table:table-cell office:value-type="string" calcext:value-type="string">
            <text:p>control_empty,NA,0.2527154608802348,0.029300343290462005,0.4034999878883362,0.007899996340274815,8218,G12</text:p>
          </table:table-cell>
        </table:table-row>
        <table:table-row table:style-name="ro1">
          <table:table-cell office:value-type="string" calcext:value-type="string">
            <text:p>control_empty,NA,0.619557146129312,0.07183271259470284,0.3418000014305115,0.008499999046325687,8219,G12</text:p>
          </table:table-cell>
        </table:table-row>
        <table:table-row table:style-name="ro1">
          <table:table-cell office:value-type="string" calcext:value-type="string">
            <text:p>control_empty,NA,0.2227965355643293,0.025831482384270063,0.3761000009059906,0.0048999977111816445,8220,G12</text:p>
          </table:table-cell>
        </table:table-row>
        <table:table-row table:style-name="ro1">
          <table:table-cell office:value-type="string" calcext:value-type="string">
            <text:p>control_empty,NA,0.2829694641740942,0.032808053817286284,0.3754000039577484,0.004499998390674595,8221,G12</text:p>
          </table:table-cell>
        </table:table-row>
        <table:table-row table:style-name="ro1">
          <table:table-cell office:value-type="string" calcext:value-type="string">
            <text:p>control_empty,NA,0.43697006368454067,0.050663195789511964,0.43420001583099366,0.008399997353553776,8222,G12</text:p>
          </table:table-cell>
        </table:table-row>
        <table:table-row table:style-name="ro1">
          <table:table-cell office:value-type="string" calcext:value-type="string">
            <text:p>control_empty,NA,0.38176938497625157,0.044263117098695834,0.28229999260902405,0.011800002753734593,8272,G12</text:p>
          </table:table-cell>
        </table:table-row>
        <table:table-row table:style-name="ro1">
          <table:table-cell office:value-type="string" calcext:value-type="string">
            <text:p>control_empty,NA,0.4106677756175034,0.04761365514405837,0.35609999017715455,0.014900003075599674,8273,G12</text:p>
          </table:table-cell>
        </table:table-row>
        <table:table-row table:style-name="ro1">
          <table:table-cell office:value-type="string" calcext:value-type="string">
            <text:p>control_empty,NA,0.4148513678980903,0.04809870932151772,0.27750000076293946,0.018000003397464756,8274,G12</text:p>
          </table:table-cell>
        </table:table-row>
        <table:table-row table:style-name="ro1">
          <table:table-cell office:value-type="string" calcext:value-type="string">
            <text:p>control_empty,NA,0.31663043290088155,0.03671077482908772,0.3402000041484833,0.01549999833106995,8275,G12</text:p>
          </table:table-cell>
        </table:table-row>
        <table:table-row table:style-name="ro1">
          <table:table-cell office:value-type="string" calcext:value-type="string">
            <text:p>control_empty,NA,0.1807703868047669,0.02095888542663964,0.34139999465942383,0.006900001764297489,8276,G12</text:p>
          </table:table-cell>
        </table:table-row>
        <table:table-row table:style-name="ro1">
          <table:table-cell office:value-type="string" calcext:value-type="string">
            <text:p>control_empty,NA,0.21682053882824154,0.025138613197477278,0.35949998812675477,0.0062999990582466164,8277,G12</text:p>
          </table:table-cell>
        </table:table-row>
        <table:table-row table:style-name="ro1">
          <table:table-cell office:value-type="string" calcext:value-type="string">
            <text:p>control_empty,NA,0.38818968116176683,0.04500749926513239,0.3535000057697296,0.010900002419948582,8278,G12</text:p>
          </table:table-cell>
        </table:table-row>
        <table:table-row table:style-name="ro1">
          <table:table-cell office:value-type="string" calcext:value-type="string">
            <text:p>control_empty,NA,0.4241172967283234,0.04917301991053025,0.3706000121116638,0.01289999902248383,8279,G12</text:p>
          </table:table-cell>
        </table:table-row>
        <table:table-row table:style-name="ro1">
          <table:table-cell office:value-type="string" calcext:value-type="string">
            <text:p>control_empty,NA,0.41681645794524635,0.048326545848724214,0.32359999136924744,0.01379999935626984,8304,G12</text:p>
          </table:table-cell>
        </table:table-row>
        <table:table-row table:style-name="ro1">
          <table:table-cell office:value-type="string" calcext:value-type="string">
            <text:p>control_empty,NA,0.5439492373622711,0.063066578244901,0.31170001344680787,0.018300001025199894,8305,G12</text:p>
          </table:table-cell>
        </table:table-row>
        <table:table-row table:style-name="ro1">
          <table:table-cell office:value-type="string" calcext:value-type="string">
            <text:p>control_empty,NA,0.627977923302678,0.07280903458581774,0.29350000338554383,0.02030000507831574,8306,G12</text:p>
          </table:table-cell>
        </table:table-row>
        <table:table-row table:style-name="ro1">
          <table:table-cell office:value-type="string" calcext:value-type="string">
            <text:p>control_empty,NA,0.4444915149801734,0.051535248113643295,0.3145000012397766,0.019300003051757816,8307,G12</text:p>
          </table:table-cell>
        </table:table-row>
        <table:table-row table:style-name="ro1">
          <table:table-cell office:value-type="string" calcext:value-type="string">
            <text:p>control_empty,NA,0.3339243439848033,0.038715865969252555,0.32679998593330384,0.013699997663497929,8308,G12</text:p>
          </table:table-cell>
        </table:table-row>
        <table:table-row table:style-name="ro1">
          <table:table-cell office:value-type="string" calcext:value-type="string">
            <text:p>control_empty,NA,0.3717535672237683,0.04310186286652386,0.3467000098705292,0.015700001716613773,8309,G12</text:p>
          </table:table-cell>
        </table:table-row>
        <table:table-row table:style-name="ro1">
          <table:table-cell office:value-type="string" calcext:value-type="string">
            <text:p>control_empty,NA,0.3460942001742028,0.040126863788313365,0.331400004196167,0.01249999970197678,8310,G12</text:p>
          </table:table-cell>
        </table:table-row>
        <table:table-row table:style-name="ro1">
          <table:table-cell office:value-type="string" calcext:value-type="string">
            <text:p>control_empty,NA,0.3721605386294451,0.04314904795703711,0.3993999929904938,0.010999996662139896,8311,G12</text:p>
          </table:table-cell>
        </table:table-row>
        <table:table-row table:style-name="ro1">
          <table:table-cell office:value-type="string" calcext:value-type="string">
            <text:p>control_empty,NA,0.17426006656075435,0.020204065688203404,0.3197999866485596,0.003699999749660496,8173,F12</text:p>
          </table:table-cell>
        </table:table-row>
        <table:table-row table:style-name="ro1">
          <table:table-cell office:value-type="string" calcext:value-type="string">
            <text:p>control_empty,NA,0.21822537934979983,0.025301493257947807,0.38310000019073487,0.005299997031688694,8174,F12</text:p>
          </table:table-cell>
        </table:table-row>
        <table:table-row table:style-name="ro1">
          <table:table-cell office:value-type="string" calcext:value-type="string">
            <text:p>control_empty,NA,0.40836107554902906,0.04734621165785844,0.3860000045776367,0.00910000175237656,8175,F12</text:p>
          </table:table-cell>
        </table:table-row>
        <table:table-row table:style-name="ro1">
          <table:table-cell office:value-type="string" calcext:value-type="string">
            <text:p>control_empty,NA,0.6525254093481727,0.07565511992442582,0.3145000012397766,0.014699999690055851,8176,F12</text:p>
          </table:table-cell>
        </table:table-row>
        <table:table-row table:style-name="ro1">
          <table:table-cell office:value-type="string" calcext:value-type="string">
            <text:p>control_empty,NA,0.17608062151424475,0.020415144523390695,0.3840999873161316,0.0029000011086463967,8177,F12</text:p>
          </table:table-cell>
        </table:table-row>
        <table:table-row table:style-name="ro1">
          <table:table-cell office:value-type="string" calcext:value-type="string">
            <text:p>control_empty,NA,0.11788695895220451,0.013668053211849798,0.36829998807907105,0.0016000014543533364,8178,F12</text:p>
          </table:table-cell>
        </table:table-row>
        <table:table-row table:style-name="ro1">
          <table:table-cell office:value-type="string" calcext:value-type="string">
            <text:p>control_empty,NA,0.1913950602160706,0.022190731619254563,0.37819999175071717,0.003699999749660496,8179,F12</text:p>
          </table:table-cell>
        </table:table-row>
        <table:table-row table:style-name="ro1">
          <table:table-cell office:value-type="string" calcext:value-type="string">
            <text:p>control_empty,NA,0.20040189329667388,0.023235002121353494,0.35930001454353333,0.005299997031688694,8180,F12</text:p>
          </table:table-cell>
        </table:table-row>
        <table:table-row table:style-name="ro1">
          <table:table-cell office:value-type="string" calcext:value-type="string">
            <text:p>control_empty,NA,0.31362687208094675,0.0363625358934431,0.36509999351501465,0.005899999737739567,8215,F12</text:p>
          </table:table-cell>
        </table:table-row>
        <table:table-row table:style-name="ro1">
          <table:table-cell office:value-type="string" calcext:value-type="string">
            <text:p>control_empty,NA,0.6652537673146186,0.0771308715727094,0.3668999941825867,0.01459999799728394,8216,F12</text:p>
          </table:table-cell>
        </table:table-row>
        <table:table-row table:style-name="ro1">
          <table:table-cell office:value-type="string" calcext:value-type="string">
            <text:p>control_empty,NA,0.720258804545773,0.0835082671937128,0.39759999232292176,0.02210000574588776,8217,F12</text:p>
          </table:table-cell>
        </table:table-row>
        <table:table-row table:style-name="ro1">
          <table:table-cell office:value-type="string" calcext:value-type="string">
            <text:p>control_empty,NA,0.273967444467502,0.03176434138753646,0.372200009393692,0.007899996340274815,8218,F12</text:p>
          </table:table-cell>
        </table:table-row>
        <table:table-row table:style-name="ro1">
          <table:table-cell office:value-type="string" calcext:value-type="string">
            <text:p>control_empty,NA,0.25795343596243253,0.02990764474926754,0.41530000882148743,0.004300002455711369,8219,F12</text:p>
          </table:table-cell>
        </table:table-row>
        <table:table-row table:style-name="ro1">
          <table:table-cell office:value-type="string" calcext:value-type="string">
            <text:p>control_empty,NA,0.2722202712505146,0.03156177057976981,0.3831999869823456,0.00610000312328339,8220,F12</text:p>
          </table:table-cell>
        </table:table-row>
        <table:table-row table:style-name="ro1">
          <table:table-cell office:value-type="string" calcext:value-type="string">
            <text:p>control_empty,NA,0.34576738629860443,0.04008897232447588,0.402799990940094,0.005899999737739567,8221,F12</text:p>
          </table:table-cell>
        </table:table-row>
        <table:table-row table:style-name="ro1">
          <table:table-cell office:value-type="string" calcext:value-type="string">
            <text:p>control_empty,NA,0.5673878145898282,0.06578409444519748,0.43789997415542603,0.010999996662139896,8222,F12</text:p>
          </table:table-cell>
        </table:table-row>
        <table:table-row table:style-name="ro1">
          <table:table-cell office:value-type="string" calcext:value-type="string">
            <text:p>control_empty,NA,0.3611206873939996,0.041869065205101405,0.30349999384880066,0.011999998688697819,8272,F12</text:p>
          </table:table-cell>
        </table:table-row>
        <table:table-row table:style-name="ro1">
          <table:table-cell office:value-type="string" calcext:value-type="string">
            <text:p>control_empty,NA,0.40686919737646104,0.047173240275531714,0.35460000948905945,0.014699999690055851,8273,F12</text:p>
          </table:table-cell>
        </table:table-row>
        <table:table-row table:style-name="ro1">
          <table:table-cell office:value-type="string" calcext:value-type="string">
            <text:p>control_empty,NA,0.5730591988016561,0.06644164623787317,0.2711999984264374,0.024299998283386234,8274,F12</text:p>
          </table:table-cell>
        </table:table-row>
        <table:table-row table:style-name="ro1">
          <table:table-cell office:value-type="string" calcext:value-type="string">
            <text:p>control_empty,NA,0.41914349533034956,0.04859634728467821,0.3199999900341034,0.019300003051757816,8275,F12</text:p>
          </table:table-cell>
        </table:table-row>
        <table:table-row table:style-name="ro1">
          <table:table-cell office:value-type="string" calcext:value-type="string">
            <text:p>control_empty,NA,0.15129750473917106,0.01754173967990389,0.35469999628067017,0.0060000014305114785,8276,F12</text:p>
          </table:table-cell>
        </table:table-row>
        <table:table-row table:style-name="ro1">
          <table:table-cell office:value-type="string" calcext:value-type="string">
            <text:p>control_empty,NA,0.2894160059662135,0.03355547895260446,0.3591000111579895,0.008399997353553776,8277,F12</text:p>
          </table:table-cell>
        </table:table-row>
        <table:table-row table:style-name="ro1">
          <table:table-cell office:value-type="string" calcext:value-type="string">
            <text:p>control_empty,NA,0.17762333427438437,0.020594009770943115,0.40400001125335694,0.005699996352195744,8278,F12</text:p>
          </table:table-cell>
        </table:table-row>
        <table:table-row table:style-name="ro1">
          <table:table-cell office:value-type="string" calcext:value-type="string">
            <text:p>control_empty,NA,0.593027644616089,0.06875682836128569,0.3575000138759613,0.017400000691413883,8279,F12</text:p>
          </table:table-cell>
        </table:table-row>
        <table:table-row table:style-name="ro1">
          <table:table-cell office:value-type="string" calcext:value-type="string">
            <text:p>control_empty,NA,0.5856485084016247,0.06790127633642026,0.29539999084472657,0.01769999831914902,8304,F12</text:p>
          </table:table-cell>
        </table:table-row>
        <table:table-row table:style-name="ro1">
          <table:table-cell office:value-type="string" calcext:value-type="string">
            <text:p>control_empty,NA,0.4928799726020733,0.0571455040698056,0.3158000083446503,0.01679999798536301,8305,F12</text:p>
          </table:table-cell>
        </table:table-row>
        <table:table-row table:style-name="ro1">
          <table:table-cell office:value-type="string" calcext:value-type="string">
            <text:p>control_empty,NA,0.47829631131492883,0.055454644790136676,0.33030000047683716,0.017400000691413883,8306,F12</text:p>
          </table:table-cell>
        </table:table-row>
        <table:table-row table:style-name="ro1">
          <table:table-cell office:value-type="string" calcext:value-type="string">
            <text:p>control_empty,NA,0.31076170441817513,0.036030342541237693,0.33329999165534974,0.014300000369548801,8307,F12</text:p>
          </table:table-cell>
        </table:table-row>
        <table:table-row table:style-name="ro1">
          <table:table-cell office:value-type="string" calcext:value-type="string">
            <text:p>control_empty,NA,0.32525533475979274,0.03771076345041075,0.3600000114917755,0.014699999690055851,8308,F12</text:p>
          </table:table-cell>
        </table:table-row>
        <table:table-row table:style-name="ro1">
          <table:table-cell office:value-type="string" calcext:value-type="string">
            <text:p>control_empty,NA,0.31922766671593866,0.03701190338735521,0.36259999589920044,0.014099996984004978,8309,F12</text:p>
          </table:table-cell>
        </table:table-row>
        <table:table-row table:style-name="ro1">
          <table:table-cell office:value-type="string" calcext:value-type="string">
            <text:p>control_empty,NA,0.26705619162650496,0.030963036710319417,0.36419999318122864,0.010599997341632847,8310,F12</text:p>
          </table:table-cell>
        </table:table-row>
        <table:table-row table:style-name="ro1">
          <table:table-cell office:value-type="string" calcext:value-type="string">
            <text:p>control_empty,NA,0.3789893936333689,0.04394079926183987,0.4029000075340271,0.011300001740455631,8311,F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FandolFang R" style:font-family-asian="'FandolFang R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9:48:42.087592231</meta:creation-date>
    <dc:date>2024-11-18T09:49:18.582946584</dc:date>
    <meta:editing-duration>PT36S</meta:editing-duration>
    <meta:editing-cycles>1</meta:editing-cycles>
    <meta:document-statistic meta:table-count="1" meta:cell-count="129" meta:object-count="0"/>
    <meta:generator>LibreOffice/24.8.2.1$Linux_X86_64 LibreOffice_project/480$Build-1</meta:generator>
  </office:meta>
</office:document-meta>
</file>